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08200000082945FDF3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.212cm" fo:line-height="100%" fo:text-align="start" style:justify-single-word="false" fo:keep-together="always" fo:orphans="2" fo:widows="2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.212cm" fo:line-height="100%" fo:text-align="justify" style:justify-single-word="false" fo:keep-together="always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.635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1.27cm" fo:margin-right="0cm" fo:margin-top="0cm" fo:margin-bottom="0.212cm" fo:line-height="100%" fo:text-align="center" style:justify-single-word="false" fo:keep-together="always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24pt" fo:font-style="normal" style:text-underline-style="none" fo:font-weight="bold" style:font-name-asian="Times New Roman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P12" style:family="paragraph" style:parent-style-name="Standard">
      <style:paragraph-properties fo:margin-left="1.27cm" fo:margin-right="0cm" fo:margin-top="0cm" fo:margin-bottom="0.212cm" fo:line-height="100%" fo:text-align="start" style:justify-single-word="false" fo:keep-together="always" fo:orphans="2" fo:widows="2" fo:text-indent="0cm" style:auto-text-indent="false" fo:break-before="auto" fo:break-after="auto" style:writing-mode="lr-tb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3" style:family="paragraph" style:parent-style-name="Standard">
      <style:paragraph-properties fo:margin-left="1.27cm" fo:margin-right="0cm" fo:margin-top="0cm" fo:margin-bottom="0.212cm" fo:line-height="100%" fo:text-align="justify" style:justify-single-word="false" fo:keep-together="always" fo:orphans="2" fo:widows="2" fo:text-indent="0cm" style:auto-text-indent="false" fo:break-before="auto" fo:break-after="auto" style:writing-mode="lr-tb"/>
    </style:style>
    <style:style style:name="P14" style:family="paragraph" style:parent-style-name="Standard">
      <style:paragraph-properties fo:line-height="100%" fo:text-align="justify" style:justify-single-word="false" fo:break-before="auto" fo:break-after="auto" style:writing-mode="lr-tb"/>
    </style:style>
    <style:style style:name="P15" style:family="paragraph" style:parent-style-name="Standard">
      <style:paragraph-properties fo:line-height="100%" fo:break-before="auto" fo:break-after="auto" style:writing-mode="lr-tb"/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7" style:family="paragraph" style:parent-style-name="Standard">
      <style:paragraph-properties fo:margin-left="0cm" fo:margin-right="0cm" fo:margin-top="0cm" fo:margin-bottom="0.212cm" fo:line-height="100%" fo:text-align="justify" style:justify-single-word="false" fo:keep-together="always" fo:orphans="2" fo:widows="2" fo:text-indent="1.27cm" style:auto-text-indent="false" fo:break-before="auto" fo:break-after="auto" style:writing-mode="lr-tb"/>
    </style:style>
    <style:style style:name="P18" style:family="paragraph" style:parent-style-name="Standard">
      <style:paragraph-properties fo:margin-left="0cm" fo:margin-right="0cm" fo:margin-top="0cm" fo:margin-bottom="0.212cm" fo:line-height="100%" fo:text-align="start" style:justify-single-word="false" fo:keep-together="always" fo:orphans="2" fo:widows="2" fo:text-indent="1.27cm" style:auto-text-indent="false" fo:break-before="auto" fo:break-after="auto" style:writing-mode="lr-tb"/>
      <style:text-properties fo:font-size="10pt" style:font-size-asian="10pt" style:font-size-complex="10pt"/>
    </style:style>
    <style:style style:name="P19" style:family="paragraph" style:parent-style-name="Standard">
      <style:paragraph-properties fo:margin-left="1.349cm" fo:margin-right="0cm" fo:margin-top="0cm" fo:margin-bottom="0.212cm" fo:line-height="100%" fo:text-align="justify" style:justify-single-word="false" fo:keep-together="always" fo:orphans="2" fo:widows="2" fo:text-indent="-0.635cm" style:auto-text-indent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20" style:family="paragraph" style:parent-style-name="Standard" style:master-page-name="Standard">
      <style:paragraph-properties fo:margin-left="0cm" fo:margin-right="0cm" fo:margin-top="0cm" fo:margin-bottom="0.353cm" fo:line-height="115%" fo:text-align="start" style:justify-single-word="false" fo:text-indent="0cm" style:auto-text-indent="false" style:page-number="auto" fo:break-before="auto" fo:break-after="auto" style:writing-mode="lr-tb"/>
    </style:style>
    <style:style style:name="P21" style:family="paragraph" style:parent-style-name="Standard" style:list-style-name="LS1">
      <style:paragraph-properties fo:margin-left="0cm" fo:margin-right="0cm" fo:margin-top="0cm" fo:margin-bottom="0cm" fo:line-height="115%" fo:text-align="justify" style:justify-single-word="false" fo:keep-together="always" fo:orphans="2" fo:widows="2" fo:text-indent="0cm" style:auto-text-indent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22" style:family="paragraph" style:parent-style-name="Standard" style:list-style-name="LS1">
      <style:paragraph-properties fo:margin-left="0cm" fo:margin-right="0cm" fo:margin-top="0cm" fo:margin-bottom="0cm" fo:line-height="115%" fo:text-align="justify" style:justify-single-word="false" fo:orphans="2" fo:widows="2" fo:text-indent="0cm" style:auto-text-indent="false" style:writing-mode="lr-tb"/>
      <style:text-properties style:font-name="Arial" fo:font-size="11pt" style:font-name-asian="Arial" style:font-size-asian="11pt" style:font-name-complex="Arial" style:font-size-complex="11pt"/>
    </style:style>
    <style:style style:name="P23" style:family="paragraph" style:parent-style-name="Standard" style:master-page-name="Standard">
      <style:paragraph-properties fo:margin-left="0cm" fo:margin-right="0cm" fo:margin-top="0.423cm" fo:margin-bottom="0.212cm" fo:line-height="100%" fo:text-align="center" style:justify-single-word="false" fo:orphans="2" fo:widows="2" fo:text-indent="0cm" style:auto-text-indent="false" style:page-number="auto" fo:break-before="auto" fo:break-after="auto" fo:keep-with-next="always" style:writing-mode="lr-tb"/>
    </style:style>
    <style:style style:name="P24" style:family="paragraph" style:parent-style-name="Standard">
      <style:paragraph-properties fo:margin-left="1.27cm" fo:margin-right="0cm" fo:margin-top="0cm" fo:margin-bottom="0.212cm" fo:line-height="100%" fo:text-align="justify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 style:list-style-name="LS2">
      <style:paragraph-properties fo:margin-top="0cm" fo:margin-bottom="0cm" fo:line-height="100%" fo:text-align="justify" style:justify-single-word="false" fo:keep-together="always" fo:break-before="auto" fo:break-after="auto" style:writing-mode="lr-tb"/>
    </style:style>
    <style:style style:name="P26" style:family="paragraph" style:parent-style-name="Standard" style:list-style-name="LS3">
      <style:paragraph-properties fo:margin-top="0cm" fo:margin-bottom="0cm" fo:line-height="100%" fo:text-align="justify" style:justify-single-word="false" fo:keep-together="always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27" style:family="paragraph" style:parent-style-name="Standard" style:list-style-name="LS3">
      <style:paragraph-properties fo:margin-top="0cm" fo:margin-bottom="0cm" fo:line-height="100%" fo:text-align="justify" style:justify-single-word="false" style:writing-mode="lr-tb"/>
      <style:text-properties style:font-name="Arial" fo:font-size="11pt" style:font-name-asian="Arial" style:font-size-asian="11pt" style:font-name-complex="Arial" style:font-size-complex="11pt"/>
    </style:style>
    <style:style style:name="P28" style:family="paragraph" style:parent-style-name="Heading_20_1">
      <style:paragraph-properties fo:line-height="100%" fo:break-before="auto" fo:break-after="auto" style:writing-mode="lr-tb"/>
    </style:style>
    <style:style style:name="P29" style:family="paragraph" style:parent-style-name="Heading_20_2">
      <style:paragraph-properties fo:line-height="100%" fo:break-before="auto" fo:break-after="auto" style:writing-mode="lr-tb"/>
    </style:style>
    <style:style style:name="P30" style:family="paragraph" style:parent-style-name="Heading_20_2">
      <style:paragraph-properties fo:line-height="100%" fo:text-align="justify" style:justify-single-word="false" fo:break-before="auto" fo:break-after="auto" style:writing-mode="lr-tb"/>
    </style:style>
    <style:style style:name="P31" style:family="paragraph" style:parent-style-name="Heading_20_2">
      <style:paragraph-properties fo:line-height="100%" fo:text-align="justify" style:justify-single-word="false" fo:break-before="auto" fo:break-after="auto" fo:keep-with-next="always" style:writing-mode="lr-tb"/>
    </style:style>
    <style:style style:name="T1" style:family="text">
      <style:text-properties fo:color="#4c4c4c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color="#4c4c4c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8" style:family="text"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9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Arial" fo:font-size="11pt" style:font-name-asian="Arial" style:font-size-asian="11pt" style:font-name-complex="Arial" style:font-size-complex="11pt"/>
    </style:style>
    <style:style style:name="T1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1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1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8">Memória</text:span><text:span text:style-name="T8"> </text:span><text:span text:style-name="T8">Virtual</text:span><text:span text:style-name="T8"><text:line-break/></text:span><text:span text:style-name="T8">Caso</text:span><text:span text:style-name="T8"> </text:span><text:span text:style-name="T8">de</text:span><text:span text:style-name="T8"> </text:span><text:span text:style-name="T8">uso</text:span><text:span text:style-name="T8">: </text:span><text:span text:style-name="T8">Enviar</text:span><text:span text:style-name="T8"> </text:span><text:span text:style-name="T8">Dados</text:span><text:span text:style-name="T8"> </text:span><text:span text:style-name="T8">para</text:span><text:span text:style-name="T8"> </text:span><text:span text:style-name="T8">Servidor</text:span></text:p>
      <text:p text:style-name="P11"/>
      <text:h text:style-name="P28" text:outline-level="10">Breve Descrição</text:h>
      <text:p text:style-name="P17"><text:span text:style-name="T9">Esse</text:span><text:span text:style-name="T9"> </text:span><text:span text:style-name="T9">caso</text:span><text:span text:style-name="T9"> </text:span><text:span text:style-name="T9">de</text:span><text:span text:style-name="T9"> </text:span><text:span text:style-name="T9">uso</text:span><text:span text:style-name="T9"> </text:span><text:span text:style-name="T9">descre</text:span><text:span text:style-name="T11">ve</text:span><text:span text:style-name="T11"> </text:span><text:span text:style-name="T11">o</text:span><text:span text:style-name="T11"> </text:span><text:span text:style-name="T11">envio</text:span><text:span text:style-name="T11"> </text:span><text:span text:style-name="T11">dos</text:span><text:span text:style-name="T11"> </text:span><text:span text:style-name="T11">bens</text:span><text:span text:style-name="T11"> </text:span><text:span text:style-name="T11">patrimoniais</text:span><text:span text:style-name="T11"> </text:span><text:span text:style-name="T11">ao</text:span><text:span text:style-name="T11"> </text:span><text:span text:style-name="T11">servidor</text:span><text:span text:style-name="T11"> </text:span><text:span text:style-name="T11">após</text:span><text:span text:style-name="T11"> </text:span><text:span text:style-name="T11">o</text:span><text:span text:style-name="T11"> </text:span><text:span text:style-name="T11">login</text:span><text:span text:style-name="T9">.</text:span></text:p>
      <text:p text:style-name="P18"/>
      <text:h text:style-name="P28" text:outline-level="10">Breve Descrição dos Atores</text:h>
      <text:p text:style-name="P14"><text:span text:style-name="T13"><text:tab/></text:span><text:span text:style-name="T12">Usuário</text:span><text:span text:style-name="T12">/</text:span><text:span text:style-name="T12">Pesquisador</text:span><text:span text:style-name="T12">:</text:span><text:span text:style-name="T11"> </text:span><text:span text:style-name="T11">P</text:span><text:span text:style-name="T11">ermite</text:span><text:span text:style-name="T11"> </text:span><text:span text:style-name="T11">realizar</text:span><text:span text:style-name="T11"> </text:span><text:span text:style-name="T11">todo</text:span><text:span text:style-name="T11"> </text:span><text:span text:style-name="T11">o</text:span><text:span text:style-name="T11"> </text:span><text:span text:style-name="T11">gerenciamento</text:span><text:span text:style-name="T11"> </text:span><text:span text:style-name="T11">do</text:span><text:span text:style-name="T11"> </text:span><text:span text:style-name="T11">cadastro</text:span><text:span text:style-name="T11"> </text:span><text:span text:style-name="T11">dos</text:span><text:span text:style-name="T11"> </text:span><text:span text:style-name="T11">bens</text:span><text:span text:style-name="T11"> <text:tab/></text:span><text:span text:style-name="T11">patrimoniais</text:span><text:span text:style-name="T11">.</text:span></text:p>
      <text:p text:style-name="P15"/>
      <text:h text:style-name="P28" text:outline-level="10">Pré-condições</text:h>
      <text:p text:style-name="P13"><text:span text:style-name="T9">O Usuário/Pesquisador</text:span><text:span text:style-name="T11"> logado no sistema</text:span><text:span text:style-name="T9">.</text:span></text:p>
      <text:p text:style-name="P24">Um ou mais Bens Patrimoniais cadastrados no cache do dispositivo</text:p>
      <text:p text:style-name="P12"/>
      <text:h text:style-name="P28" text:outline-level="10">Fluxo Básico de Eventos</text:h>
      <text:p text:style-name="P19"/>
      <text:list xml:id="list490164073723929043" text:style-name="LS1">
        <text:list-item>
          <text:p text:style-name="P21"><text:s/>Na tela inicial, o usuário escolhe quais bens patrimoniais deseja enviar para o servidor e clica em sincronizar.</text:p>
        </text:list-item>
        <text:list-item>
          <text:p text:style-name="P22">O usuário realiza o login no sistema</text:p>
        </text:list-item>
        <text:list-item>
          <text:p text:style-name="P22">Após o login, o usuário é redirecionado para a tela de sincronização (envio) de dados com o servidor.</text:p>
        </text:list-item>
        <text:list-item>
          <text:p text:style-name="P21">O sistema envia os dados dos bens patrimoniais e aguarda a resposta do servidor. O servidor deverá informar todos campos em foram encontradas inconsistencias.</text:p>
        </text:list-item>
        <text:list-item>
          <text:p text:style-name="P21">O sistema notifica o usuário o status da sincronização.</text:p>
        </text:list-item>
      </text:list>
      <text:p text:style-name="P9"/>
      <text:h text:style-name="P28" text:outline-level="10"><text:soft-page-break/>Fluxos Alternativos</text:h>
      <text:h text:style-name="P29" text:outline-level="10">Fluxo Alternativo 1</text:h>
      <text:p text:style-name="P14"><text:span text:style-name="T11"><text:tab/>Se no passo 1 do</text:span><text:span text:style-name="T12"> Fluxo Básico</text:span><text:span text:style-name="T11"> o Usuário/Pesquisador não escolher nenhum bem patrimonial ele será notificado com a seguinte mensagem: “É necessário escolher pelo menos um bem patrimonial antes de prosseguir”</text:span></text:p>
      <text:p text:style-name="P15"/>
      <text:p text:style-name="P16"/>
      <text:h text:style-name="P30" text:outline-level="10"><text:bookmark text:name="h.rp4wufqspxuj"/><text:span text:style-name="T14">Fluxo</text:span><text:span text:style-name="T14"> </text:span><text:span text:style-name="T14">Alternativo</text:span><text:span text:style-name="T14"> 2</text:span></text:h>
      <text:list xml:id="list4243596139233356723" text:style-name="LS2">
        <text:list-header>
          <text:p text:style-name="P25"><text:span text:style-name="T11">2. Não</text:span><text:span text:style-name="T11"> </text:span><text:span text:style-name="T11">há</text:span><text:span text:style-name="T11"> </text:span><text:span text:style-name="T11">conexão</text:span><text:span text:style-name="T11"> </text:span><text:span text:style-name="T11">com</text:span><text:span text:style-name="T11"> </text:span><text:span text:style-name="T11">a</text:span><text:span text:style-name="T11"> </text:span><text:span text:style-name="T11">internet</text:span><text:span text:style-name="T11">, </text:span><text:span text:style-name="T11">sistema</text:span><text:span text:style-name="T11"> </text:span><text:span text:style-name="T11">exibe</text:span><text:span text:style-name="T11"> </text:span><text:span text:style-name="T11">mensagem</text:span><text:span text:style-name="T11"> “</text:span><text:span text:style-name="T11">Sem</text:span><text:span text:style-name="T11"> </text:span><text:span text:style-name="T11">conexão</text:span><text:span text:style-name="T11"> </text:span><text:span text:style-name="T11">com</text:span><text:span text:style-name="T11"> </text:span><text:span text:style-name="T11">a</text:span><text:span text:style-name="T11"> </text:span><text:span text:style-name="T11">internet</text:span><text:span text:style-name="T11">. </text:span><text:span text:style-name="T11">Não</text:span><text:span text:style-name="T11"> </text:span><text:span text:style-name="T11">foi</text:span><text:span text:style-name="T11"> </text:span><text:span text:style-name="T11">possível</text:span><text:span text:style-name="T11"> </text:span><text:span text:style-name="T11">enviar</text:span><text:span text:style-name="T11"> </text:span><text:span text:style-name="T11">os</text:span><text:span text:style-name="T11"> </text:span><text:span text:style-name="T11">dados</text:span><text:span text:style-name="T11">.”.</text:span></text:p>
        </text:list-header>
      </text:list>
      <text:h text:style-name="P31" text:outline-level="10"><text:bookmark text:name="h.7pzt38usu3cr"/><text:span text:style-name="T14">Fluxo</text:span><text:span text:style-name="T14"> </text:span><text:span text:style-name="T14">Alternativo</text:span><text:span text:style-name="T14"> 3</text:span></text:h>
      <text:list xml:id="list4418282724155970933" text:style-name="LS3">
        <text:list-header>
          <text:p text:style-name="P26">4. Se houver alguma inconsistência nos dados de algum bem patrimonial, o sistema notifica o usuário e permite a este que corrija os e os reenvie.</text:p>
          <text:p text:style-name="P27">Caso houver alguma inconsistencia nos campos “Autoria” ou no “Bem patrimonial relacionado” o servidor deverá informar opções de preenchimento para o campo.</text:p>
        </text:list-header>
      </text:list>
      <text:h text:style-name="P28" text:outline-level="10">Pós-Condições</text:h>
      <text:p text:style-name="P14"><text:span text:style-name="T11"><text:tab/></text:span><text:span text:style-name="T11">Fluxo</text:span><text:span text:style-name="T11"> </text:span><text:span text:style-name="T11">Básico</text:span><text:span text:style-name="T11">: </text:span><text:span text:style-name="T11">Bens</text:span><text:span text:style-name="T11"> </text:span><text:span text:style-name="T11">patrimoniais</text:span><text:span text:style-name="T11"> </text:span><text:span text:style-name="T11">foram</text:span><text:span text:style-name="T11"> </text:span><text:span text:style-name="T11">enviados</text:span><text:span text:style-name="T11"> </text:span><text:span text:style-name="T11">com</text:span><text:span text:style-name="T11"> </text:span><text:span text:style-name="T11">sucesso</text:span><text:span text:style-name="T11"> </text:span><text:span text:style-name="T11">ao</text:span><text:span text:style-name="T11"> </text:span><text:span text:style-name="T11">sistema</text:span><text:span text:style-name="T11">.</text:span></text:p>
      <text:p text:style-name="P14"><text:span text:style-name="T11"><text:tab/></text:span><text:span text:style-name="T11">Fluxo</text:span><text:span text:style-name="T11"> </text:span><text:span text:style-name="T11">Alternativo</text:span><text:span text:style-name="T11"> 1: </text:span><text:span text:style-name="T11">O</text:span><text:span text:style-name="T11"> </text:span><text:span text:style-name="T11">usuário</text:span><text:span text:style-name="T11"> </text:span><text:span text:style-name="T11">deverá</text:span><text:span text:style-name="T11"> </text:span><text:span text:style-name="T11">escolher</text:span><text:span text:style-name="T11"> </text:span><text:span text:style-name="T11">pelo</text:span><text:span text:style-name="T11"> </text:span><text:span text:style-name="T11">menos</text:span><text:span text:style-name="T11"> </text:span><text:span text:style-name="T11">um</text:span><text:span text:style-name="T11"> </text:span><text:span text:style-name="T11">bem</text:span><text:span text:style-name="T11"> </text:span><text:span text:style-name="T11">patrimonial</text:span><text:span text:style-name="T11">.</text:span></text:p>
      <text:p text:style-name="P14"><text:span text:style-name="T11"><text:tab/></text:span><text:span text:style-name="T11">Fluxo</text:span><text:span text:style-name="T11"> </text:span><text:span text:style-name="T11">Alternativo</text:span><text:span text:style-name="T11"> 2: </text:span><text:span text:style-name="T11">O</text:span><text:span text:style-name="T11"> </text:span><text:span text:style-name="T11">usuário</text:span><text:span text:style-name="T11"> </text:span><text:span text:style-name="T11">deverá</text:span><text:span text:style-name="T11"> </text:span><text:span text:style-name="T11">se</text:span><text:span text:style-name="T11"> </text:span><text:span text:style-name="T11">conectar</text:span><text:span text:style-name="T11"> </text:span><text:span text:style-name="T11">à</text:span><text:span text:style-name="T11"> </text:span><text:span text:style-name="T11">internet</text:span><text:span text:style-name="T11"> </text:span><text:span text:style-name="T11">e</text:span><text:span text:style-name="T11"> </text:span><text:span text:style-name="T11">tentar</text:span><text:span text:style-name="T11"> </text:span><text:span text:style-name="T11">novamente</text:span><text:span text:style-name="T11"> </text:span><text:span text:style-name="T11">enviar</text:span><text:span text:style-name="T11"> </text:span><text:span text:style-name="T11">os</text:span><text:span text:style-name="T11"> </text:span><text:span text:style-name="T11">dados</text:span><text:span text:style-name="T11">.</text:span></text:p>
      <text:p text:style-name="P14"><text:span text:style-name="T11"><text:tab/></text:span><text:span text:style-name="T11">Fluxo</text:span><text:span text:style-name="T11"> </text:span><text:span text:style-name="T11">Alternativo</text:span><text:span text:style-name="T11"> 3: </text:span><text:span text:style-name="T11">O</text:span><text:span text:style-name="T11"> </text:span><text:span text:style-name="T11">usuário</text:span><text:span text:style-name="T11"> </text:span><text:span text:style-name="T11">deverá</text:span><text:span text:style-name="T11"> </text:span><text:span text:style-name="T11">corrigir</text:span><text:span text:style-name="T11"> </text:span><text:span text:style-name="T11">os</text:span><text:span text:style-name="T11"> </text:span><text:span text:style-name="T11">dados</text:span><text:span text:style-name="T11"> </text:span><text:span text:style-name="T11">antes</text:span><text:span text:style-name="T11"> </text:span><text:span text:style-name="T11">de</text:span><text:span text:style-name="T11"> </text:span><text:span text:style-name="T11">tentar</text:span><text:span text:style-name="T11"> </text:span><text:span text:style-name="T11">reenviar</text:span><text:span text:style-name="T11">.</text:span></text:p>
      <text:p text:style-name="P16"/>
      <text:p text:style-name="P1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itle" style:family="paragraph" style:parent-style-name="Standard" style:class="text">
      <style:paragraph-properties fo:margin-top="0.423cm" fo:margin-bottom="0.106cm" fo:line-height="100%" fo:text-align="center" style:justify-single-word="false" fo:break-before="auto" fo:break-after="auto" fo:keep-with-next="always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Heading_20_1" style:display-name="Heading 1" style:family="paragraph" style:parent-style-name="Standard" style:class="text">
      <style:paragraph-properties fo:margin-top="0.212cm" fo:margin-bottom="0.106cm" fo:line-height="100%" fo:break-before="auto" fo:break-after="auto" fo:keep-with-next="always" style:writing-mode="lr-tb"/>
      <style:text-properties style:font-name="Arial" fo:font-weight="bold" style:font-name-asian="Arial" style:font-weight-asian="bold" style:font-name-complex="Arial" style:font-weight-complex="bold"/>
    </style:style>
    <style:style style:name="Heading_20_2" style:display-name="Heading 2" style:family="paragraph" style:parent-style-name="Standard" style:class="text">
      <style:paragraph-properties fo:line-height="100%" fo:break-before="auto" fo:break-after="auto" fo:keep-with-next="always" style:writing-mode="lr-tb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Heading_20_3" style:display-name="Heading 3" style:family="paragraph" style:parent-style-name="Standard" style:class="text">
      <style:paragraph-properties fo:line-height="100%" fo:break-before="auto" fo:break-after="auto" fo:keep-with-next="always" style:writing-mode="lr-tb"/>
      <style:text-properties style:font-name="Arial" fo:font-size="10pt" style:font-name-asian="Arial" style:font-size-asian="10pt" style:font-name-complex="Arial" style:font-size-complex="10pt"/>
    </style:style>
    <style:style style:name="Heading_20_4" style:display-name="Heading 4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1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1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1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1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1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1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 text:start-value="5">
        <style:list-level-properties text:min-label-width="1.27cm" text:min-label-distance="0.635cm" fo:text-align="end"/>
      </text:list-level-style-number>
      <text:list-level-style-number text:level="2" text:style-name="List2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." style:num-format="1" text:start-value="7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3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3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3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3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3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3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3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452cm" fo:margin-left="0cm" table:align="left" style:writing-mode="lr-tb"/>
    </style:style>
    <style:style style:name="Tabela1.A" style:family="table-column">
      <style:table-column-properties style:column-width="1.817cm"/>
    </style:style>
    <style:style style:name="Tabela1.B" style:family="table-column">
      <style:table-column-properties style:column-width="9.86cm"/>
    </style:style>
    <style:style style:name="Tabela1.C" style:family="table-column">
      <style:table-column-properties style:column-width="3.775cm"/>
    </style:style>
    <style:style style:name="Tabela1.A1" style:family="table-cell">
      <style:table-cell-properties style:vertical-align="top" fo:padding-left="0.191cm" fo:padding-right="0.191cm" fo:padding-top="0cm" fo:padding-bottom="0cm" fo:border="0.035cm solid #000000"/>
    </style:style>
    <style:style style:name="Tabela2" style:family="table">
      <style:table-properties style:width="15.431cm" fo:margin-left="0cm" table:align="left" style:writing-mode="lr-tb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style:vertical-align="top" fo:padding-left="0.191cm" fo:padding-right="0.191cm" fo:padding-top="0cm" fo:padding-bottom="0cm" fo:border="0.035cm solid #000000"/>
    </style:style>
    <style:style style:name="MP1" style:family="paragraph" style:parent-style-name="Standard" style:master-page-name="Standard">
      <style:paragraph-properties fo:margin-left="0cm" fo:margin-right="0cm" fo:margin-top="0cm" fo:margin-bottom="0.353cm" fo:line-height="115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MP3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P4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MP6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MP7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fo:break-before="auto" fo:break-after="auto" style:writing-mode="lr-tb"/>
    </style:style>
    <style:style style:name="MP8" style:family="paragraph" style:parent-style-name="Standard">
      <style:paragraph-properties fo:margin-left="0cm" fo:margin-right="0.635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MP9" style:family="paragraph" style:parent-style-name="Standard">
      <style:paragraph-properties fo:margin-left="0cm" fo:margin-right="0cm" fo:margin-top="0cm" fo:margin-bottom="0.212cm" fo:line-height="100%" fo:text-align="start" style:justify-single-word="false" fo:keep-together="always" fo:orphans="2" fo:widows="2" fo:text-indent="0cm" style:auto-text-indent="false" fo:break-before="auto" fo:break-after="auto" style:writing-mode="lr-tb"/>
    </style:style>
    <style:style style:name="MP10" style:family="paragraph" style:parent-style-name="Standard">
      <style:paragraph-properties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</style:style>
    <style:style style:name="MT1" style:family="text">
      <style:text-properties fo:color="#4c4c4c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4" style:family="text">
      <style:text-properties fo:color="#4c4c4c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5" style:family="text"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MT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T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MT8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49cm" fo:margin-bottom="1.249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MP2"><draw:frame draw:style-name="Mfr1" draw:name="1" text:anchor-type="as-char" svg:width="1.512cm" svg:height="1.266cm" draw:z-index="1"><draw:image xlink:href="Pictures/100002010000008200000082945FDF38.png" xlink:type="simple" xlink:show="embed" xlink:actuate="onLoad"/></draw:frame></text:p>
              <text:p text:style-name="MP3"/>
            </table:table-cell>
            <table:table-cell table:style-name="Tabela1.A1" office:value-type="string">
              <text:p text:style-name="MP4"/>
              <text:p text:style-name="MP5"><text:span text:style-name="MT1">Documento</text:span><text:span text:style-name="MT1"> </text:span><text:span text:style-name="MT1">de</text:span><text:span text:style-name="MT1"> </text:span><text:span text:style-name="MT1">Especificação</text:span><text:span text:style-name="MT1"> </text:span><text:span text:style-name="MT1">de</text:span><text:span text:style-name="MT1"> </text:span><text:span text:style-name="MT1">Casos</text:span><text:span text:style-name="MT1"> </text:span><text:span text:style-name="MT1">de</text:span><text:span text:style-name="MT1"> </text:span><text:span text:style-name="MT1">uso</text:span><text:span text:style-name="MT1"> – </text:span><text:span text:style-name="MT1">CDU</text:span><text:span text:style-name="MT1"> 0</text:span><text:span text:style-name="MT2">3</text:span></text:p>
            </table:table-cell>
            <table:table-cell table:style-name="Tabela1.A1" office:value-type="string">
              <text:p text:style-name="MP2"><text:span text:style-name="MT1">Versão</text:span><text:span text:style-name="MT1"> </text:span><text:span text:style-name="MT1">do</text:span><text:span text:style-name="MT1"> </text:span><text:span text:style-name="MT1">Documento</text:span><text:span text:style-name="MT1">:</text:span><text:span text:style-name="MT3"> 1</text:span><text:span text:style-name="MT4">.0</text:span></text:p>
            </table:table-cell>
          </table:table-row>
          <table:table-row>
            <table:table-cell table:style-name="Tabela1.A1" office:value-type="string">
              <text:p text:style-name="MP6"/>
            </table:table-cell>
            <table:table-cell table:style-name="Tabela1.A1" office:value-type="string">
              <text:p text:style-name="MP6"/>
            </table:table-cell>
            <table:table-cell table:style-name="Tabela1.A1" office:value-type="string">
              <text:p text:style-name="MP2"><text:span text:style-name="MT1">Data</text:span><text:span text:style-name="MT1">: </text:span><text:span text:style-name="MT1">16</text:span><text:span text:style-name="MT1">/</text:span><text:span text:style-name="MT1">09</text:span><text:span text:style-name="MT1">/1</text:span><text:span text:style-name="MT2">4</text:span></text:p>
            </table:table-cell>
          </table:table-row>
        </table:table>
        <text:p text:style-name="MP2"/>
      </style:header>
      <style:footer>
        <text:p text:style-name="MP7"/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8"><text:span text:style-name="MT5">Memória</text:span><text:span text:style-name="MT5"> </text:span><text:span text:style-name="MT5">Virtual</text:span><text:span text:style-name="MT5"> </text:span><text:span text:style-name="MT5">Mobile</text:span></text:p>
            </table:table-cell>
            <table:table-cell table:style-name="Tabela2.A1" office:value-type="string">
              <text:p text:style-name="MP9"><text:span text:style-name="MT6">ICMC</text:span><text:span text:style-name="MT6">-</text:span><text:span text:style-name="MT6">USP</text:span><text:span text:style-name="MT7">, 2014</text:span></text:p>
            </table:table-cell>
            <table:table-cell table:style-name="Tabela2.A1" office:value-type="string">
              <text:p text:style-name="MP10"><text:span text:style-name="MT7">Página</text:span><text:span text:style-name="MT7"> </text:span><text:span text:style-name="MT8"><text:page-number text:select-page="current">2</text:page-number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dc:title/>
    <meta:initial-creator/>
    <dc:creator>Daniel </dc:creator>
    <meta:editing-cycles>3</meta:editing-cycles>
    <dc:date>2014-12-11T15:07:05</dc:date>
    <meta:editing-duration>PT42M53S</meta:editing-duration>
    <meta:document-statistic meta:table-count="2" meta:image-count="1" meta:object-count="0" meta:page-count="2" meta:paragraph-count="35" meta:word-count="329" meta:character-count="2065"/>
  </office:meta>
</office:document-meta>
</file>